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</text:p>
      <text:p text:style-name="P2">créer un service</text:p>
      <text:p text:style-name="P2">ng generate service TRUC</text:p>
      <text:p text:style-name="P2"/>
      <text:p text:style-name="P2">Création d'une unique instance quand la classe est demander</text:p>
      <text:p text:style-name="P2"><text:s text:c="2"/>providers: [</text:p>
      <text:p text:style-name="P2"><text:s text:c="4"/>HeroService,</text:p>
      <text:p text:style-name="P2">/* . . . */</text:p>
      <text:p text:style-name="P2"><text:s text:c="2"/>]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1-27T13:26:01.251000000</dc:date>
    <meta:editing-cycles>11</meta:editing-cycles>
    <meta:editing-duration>PT1H2M29S</meta:editing-duration>
    <meta:document-statistic meta:table-count="0" meta:image-count="0" meta:object-count="0" meta:page-count="1" meta:paragraph-count="8" meta:word-count="26" meta:character-count="151" meta:non-whitespace-character-count="125"/>
    <meta:template xlink:type="simple" xlink:actuate="onRequest" xlink:title="" xlink:href="951E1979.dotm"/>
  </office:meta>
</office:document-meta>
</file>